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150906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4592" calcext:value-type="float">
            <text:p>72.5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0906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3072" calcext:value-type="float">
            <text:p>71.8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0906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5056" calcext:value-type="float">
            <text:p>71.6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0906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0906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25664" calcext:value-type="float">
            <text:p>71.2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0906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0008" calcext:value-type="float">
            <text:p>70.9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0906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0072" calcext:value-type="float">
            <text:p>70.6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0906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592" calcext:value-type="float">
            <text:p>70.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0906</text:p>
          </table:table-cell>
          <table:table-cell office:value-type="string" calcext:value-type="string">
            <text:p>201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9616" calcext:value-type="float">
            <text:p>70.0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0906</text:p>
          </table:table-cell>
          <table:table-cell office:value-type="string" calcext:value-type="string">
            <text:p>2016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396" calcext:value-type="float">
            <text:p>69.7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0906</text:p>
          </table:table-cell>
          <table:table-cell office:value-type="string" calcext:value-type="string">
            <text:p>201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632" calcext:value-type="float">
            <text:p>69.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0906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7616" calcext:value-type="float">
            <text:p>69.3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0906</text:p>
          </table:table-cell>
          <table:table-cell office:value-type="string" calcext:value-type="string">
            <text:p>201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3128" calcext:value-type="float">
            <text:p>69.2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0906</text:p>
          </table:table-cell>
          <table:table-cell office:value-type="string" calcext:value-type="string">
            <text:p>201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4216" calcext:value-type="float">
            <text:p>68.7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0906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14368" calcext:value-type="float">
            <text:p>67.7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0906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0906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368" calcext:value-type="float">
            <text:p>67.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0906</text:p>
          </table:table-cell>
          <table:table-cell office:value-type="string" calcext:value-type="string">
            <text:p>200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1408" calcext:value-type="float">
            <text:p>66.8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0906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2848" calcext:value-type="float">
            <text:p>66.9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0906</text:p>
          </table:table-cell>
          <table:table-cell office:value-type="string" calcext:value-type="string">
            <text:p>200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068" calcext:value-type="float">
            <text:p>66.4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0906</text:p>
          </table:table-cell>
          <table:table-cell office:value-type="string" calcext:value-type="string">
            <text:p>200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1432" calcext:value-type="float">
            <text:p>66.3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0906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9656" calcext:value-type="float">
            <text:p>66.5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0906</text:p>
          </table:table-cell>
          <table:table-cell office:value-type="string" calcext:value-type="string">
            <text:p>200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6736" calcext:value-type="float">
            <text:p>66.0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0906</text:p>
          </table:table-cell>
          <table:table-cell office:value-type="string" calcext:value-type="string">
            <text:p>200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74672" calcext:value-type="float">
            <text:p>65.5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0906</text:p>
          </table:table-cell>
          <table:table-cell office:value-type="string" calcext:value-type="string">
            <text:p>200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0936" calcext:value-type="float">
            <text:p>65.4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0906</text:p>
          </table:table-cell>
          <table:table-cell office:value-type="string" calcext:value-type="string">
            <text:p>200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68832" calcext:value-type="float">
            <text:p>64.5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0906</text:p>
          </table:table-cell>
          <table:table-cell office:value-type="string" calcext:value-type="string">
            <text:p>199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6944" calcext:value-type="float">
            <text:p>62.4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0906</text:p>
          </table:table-cell>
          <table:table-cell office:value-type="string" calcext:value-type="string">
            <text:p>1997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0906</text:p>
          </table:table-cell>
          <table:table-cell office:value-type="string" calcext:value-type="string">
            <text:p>199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8496" calcext:value-type="float">
            <text:p>61.1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0906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8224" calcext:value-type="float">
            <text:p>61.2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0906</text:p>
          </table:table-cell>
          <table:table-cell office:value-type="string" calcext:value-type="string">
            <text:p>199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7664" calcext:value-type="float">
            <text:p>60.5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